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1.81mm"/>
    </style:style>
    <style:style style:name="co2" style:family="table-column">
      <style:table-column-properties fo:break-before="auto" style:column-width="55.2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2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b2b2b2"/>
    </style:style>
    <style:style style:name="ce2" style:family="table-cell" style:parent-style-name="Default">
      <style:text-properties fo:color="#ff3333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ce1"/>
        <table:table-column table:style-name="co3" table:number-columns-repeated="3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ur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PLAYED</text:p>
          </table:table-cell>
          <table:table-cell table:number-columns-repeated="2"/>
          <table:table-cell table:style-name="ce2" office:value-type="string" calcext:value-type="string">
            <text:p>DUREE</text:p>
          </table:table-cell>
          <table:table-cell table:style-name="ce2" table:formula="of:=SUM([.F5:.F870])" office:value-type="float" office:value="156.5" calcext:value-type="float">
            <text:p>156,5</text:p>
          </table:table-cell>
        </table:table-row>
        <table:table-row table:style-name="ro1">
          <table:table-cell table:number-columns-repeated="5"/>
          <table:table-cell table:formula="of:=[.C5]*[.E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rhensar <text:s/></text:p>
          </table:table-cell>
          <table:table-cell office:value-type="float" office:value="7.5" calcext:value-type="float">
            <text:p>7,5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]*[.E6]" office:value-type="float" office:value="7.5" calcext:value-type="float">
            <text:p>7,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hoomtala Chill 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[.C7]*[.E7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 boule</text:p>
          </table:table-cell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[.C8]*[.E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ourney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9]*[.E9]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hawa <text:s/>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[.C10]*[.E10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yahuaska </text:p>
          </table:table-cell>
          <table:table-cell office:value-type="float" office:value="12" calcext:value-type="float">
            <text:p>12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formula="of:=[.C11]*[.E11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ansition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12]*[.E1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dian kid </text:p>
          </table:table-cell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13]*[.E13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asar</text:p>
          </table:table-cell>
          <table:table-cell office:value-type="float" office:value="7" calcext:value-type="float">
            <text:p>7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formula="of:=[.C14]*[.E14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ntra</text:p>
          </table:table-cell>
          <table:table-cell office:value-type="float" office:value="11.5" calcext:value-type="float">
            <text:p>11,5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formula="of:=[.C15]*[.E15]" office:value-type="float" office:value="11.5" calcext:value-type="float">
            <text:p>11,5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]*[.E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tro 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17]*[.E17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derlezi <text:s text:c="2"/>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[.C18]*[.E18]" office:value-type="float" office:value="7" calcext:value-type="float">
            <text:p>7</text:p>
          </table:table-cell>
          <table: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One planet <text:s/></text:p>
          </table:table-cell>
          <table:table-cell office:value-type="float" office:value="8" calcext:value-type="float">
            <text:p>8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formula="of:=[.C19]*[.E19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sta aka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[.C20]*[.E20]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ssion bondlywood 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21]*[.E2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udumbao <text:s text:c="11"/></text:p>
          </table:table-cell>
          <table:table-cell office:value-type="float" office:value="7" calcext:value-type="float">
            <text:p>7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formula="of:=[.C22]*[.E22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iAmana <text:s text:c="2"/></text:p>
          </table:table-cell>
          <table:table-cell office:value-type="float" office:value="5" calcext:value-type="float">
            <text:p>5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formula="of:=[.C23]*[.E2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borigins <text:s text:c="8"/></text:p>
          </table:table-cell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formula="of:=[.C24]*[.E2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ngba</text:p>
          </table:table-cell>
          <table:table-cell office:value-type="float" office:value="4.5" calcext:value-type="float">
            <text:p>4,5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formula="of:=[.C25]*[.E25]" office:value-type="float" office:value="4.5" calcext:value-type="float">
            <text:p>4,5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]*[.E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]*[.E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]*[.E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]*[.E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]*[.E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]*[.E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]*[.E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]*[.E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tro 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4]*[.E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rhensar <text:s/></text:p>
          </table:table-cell>
          <table:table-cell office:value-type="float" office:value="7.5" calcext:value-type="float">
            <text:p>7,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35]*[.E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hoomtala Chill 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6]*[.E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golian step</text:p>
          </table:table-cell>
          <table:table-cell office:value-type="float" office:value="6" calcext:value-type="float">
            <text:p>6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formula="of:=[.C37]*[.E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hawa <text:s/>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8]*[.E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yahuaska </text:p>
          </table:table-cell>
          <table:table-cell office:value-type="float" office:value="12" calcext:value-type="float">
            <text:p>12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formula="of:=[.C39]*[.E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golian step</text:p>
          </table:table-cell>
          <table:table-cell office:value-type="float" office:value="6" calcext:value-type="float">
            <text:p>6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formula="of:=[.C40]*[.E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ansition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41]*[.E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dian kid </text:p>
          </table:table-cell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2]*[.E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derlezi <text:s text:c="2"/>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]*[.E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iAmana <text:s text:c="2"/></text:p>
          </table:table-cell>
          <table:table-cell office:value-type="float" office:value="5" calcext:value-type="float">
            <text:p>5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[.C44]*[.E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ne planet <text:s/></text:p>
          </table:table-cell>
          <table:table-cell office:value-type="float" office:value="8" calcext:value-type="float">
            <text:p>8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table:formula="of:=[.C45]*[.E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sta aka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]*[.E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ssion bondlywood 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7]*[.E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udumbao <text:s text:c="11"/></text:p>
          </table:table-cell>
          <table:table-cell office:value-type="float" office:value="7" calcext:value-type="float">
            <text:p>7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[.C48]*[.E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borigins <text:s text:c="8"/></text:p>
          </table:table-cell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formula="of:=[.C49]*[.E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]*[.E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asar</text:p>
          </table:table-cell>
          <table:table-cell office:value-type="float" office:value="7" calcext:value-type="float">
            <text:p>7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[.C51]*[.E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ourney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2]*[.E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ntra</text:p>
          </table:table-cell>
          <table:table-cell office:value-type="float" office:value="11.5" calcext:value-type="float">
            <text:p>11,5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[.C53]*[.E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ngba</text:p>
          </table:table-cell>
          <table:table-cell office:value-type="float" office:value="4.5" calcext:value-type="float">
            <text:p>4,5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formula="of:=[.C54]*[.E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 boule</text:p>
          </table:table-cell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55]*[.E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sta COURT</text:p>
          </table:table-cell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]*[.E5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]*[.E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]*[.E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]*[.E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]*[.E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]*[.E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]*[.E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]*[.E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4]*[.E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5]*[.E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6]*[.E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7]*[.E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8]*[.E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9]*[.E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70]*[.E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71]*[.E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72]*[.E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73]*[.E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74]*[.E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75]*[.E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76]*[.E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77]*[.E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78]*[.E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79]*[.E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80]*[.E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81]*[.E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82]*[.E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83]*[.E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84]*[.E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85]*[.E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86]*[.E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87]*[.E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88]*[.E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89]*[.E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0]*[.E9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1]*[.E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2]*[.E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3]*[.E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4]*[.E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5]*[.E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6]*[.E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7]*[.E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8]*[.E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9]*[.E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0]*[.E1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1]*[.E10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2]*[.E1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3]*[.E1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4]*[.E10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5]*[.E1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6]*[.E10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7]*[.E1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8]*[.E10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9]*[.E10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0]*[.E1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1]*[.E1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2]*[.E1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3]*[.E1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4]*[.E1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5]*[.E1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6]*[.E1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7]*[.E1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8]*[.E1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9]*[.E1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0]*[.E1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1]*[.E1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2]*[.E1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3]*[.E1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4]*[.E1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5]*[.E1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6]*[.E1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7]*[.E1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8]*[.E1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9]*[.E1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0]*[.E1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1]*[.E1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2]*[.E1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3]*[.E1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4]*[.E1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5]*[.E1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6]*[.E1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7]*[.E1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8]*[.E1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9]*[.E1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0]*[.E1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1]*[.E1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2]*[.E1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3]*[.E1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4]*[.E1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5]*[.E1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6]*[.E1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7]*[.E1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8]*[.E1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9]*[.E1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0]*[.E1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1]*[.E1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2]*[.E1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3]*[.E1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4]*[.E1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5]*[.E1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6]*[.E15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7]*[.E1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8]*[.E1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9]*[.E1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0]*[.E1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1]*[.E1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2]*[.E1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3]*[.E1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4]*[.E1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5]*[.E1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6]*[.E1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7]*[.E1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8]*[.E1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9]*[.E1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0]*[.E1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1]*[.E1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2]*[.E1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3]*[.E1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4]*[.E1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5]*[.E1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6]*[.E1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7]*[.E1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8]*[.E1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9]*[.E1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0]*[.E1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1]*[.E1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2]*[.E1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3]*[.E1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4]*[.E1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5]*[.E1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6]*[.E1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7]*[.E1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8]*[.E1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9]*[.E1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0]*[.E19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1]*[.E1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2]*[.E1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3]*[.E1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4]*[.E1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5]*[.E1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6]*[.E1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7]*[.E1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8]*[.E1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9]*[.E1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0]*[.E2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1]*[.E20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2]*[.E2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3]*[.E2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4]*[.E20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5]*[.E2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6]*[.E20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7]*[.E2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8]*[.E20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9]*[.E20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0]*[.E2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1]*[.E2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2]*[.E2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3]*[.E2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4]*[.E2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5]*[.E2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6]*[.E2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7]*[.E2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8]*[.E2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9]*[.E2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0]*[.E2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1]*[.E2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2]*[.E2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3]*[.E2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4]*[.E2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5]*[.E2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6]*[.E2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7]*[.E2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8]*[.E2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9]*[.E2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0]*[.E2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1]*[.E2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2]*[.E2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3]*[.E2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4]*[.E2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5]*[.E2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6]*[.E2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7]*[.E2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8]*[.E2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9]*[.E2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0]*[.E2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1]*[.E2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2]*[.E2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3]*[.E2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4]*[.E2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5]*[.E2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6]*[.E2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7]*[.E2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8]*[.E2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9]*[.E2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0]*[.E2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1]*[.E2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2]*[.E2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3]*[.E2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4]*[.E2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5]*[.E2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6]*[.E25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7]*[.E2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8]*[.E2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9]*[.E2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0]*[.E2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1]*[.E2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2]*[.E2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3]*[.E2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4]*[.E2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5]*[.E2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6]*[.E2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7]*[.E2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8]*[.E2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9]*[.E2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0]*[.E2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1]*[.E2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2]*[.E2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3]*[.E2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4]*[.E2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5]*[.E2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6]*[.E2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7]*[.E2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8]*[.E2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9]*[.E2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0]*[.E2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1]*[.E2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2]*[.E2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3]*[.E2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4]*[.E2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5]*[.E2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6]*[.E2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7]*[.E2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8]*[.E2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9]*[.E2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0]*[.E29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1]*[.E2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2]*[.E2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3]*[.E2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4]*[.E2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5]*[.E2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6]*[.E2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7]*[.E2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8]*[.E2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9]*[.E2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0]*[.E3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1]*[.E30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2]*[.E3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3]*[.E3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4]*[.E30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5]*[.E3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6]*[.E30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7]*[.E3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8]*[.E30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9]*[.E30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0]*[.E3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1]*[.E3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2]*[.E3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3]*[.E3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4]*[.E3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5]*[.E3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6]*[.E3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7]*[.E3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8]*[.E3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9]*[.E3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0]*[.E3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1]*[.E3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2]*[.E3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3]*[.E3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4]*[.E3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5]*[.E3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6]*[.E3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7]*[.E3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8]*[.E3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9]*[.E3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0]*[.E3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1]*[.E3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2]*[.E3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3]*[.E3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4]*[.E3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5]*[.E3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6]*[.E3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7]*[.E3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8]*[.E3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9]*[.E3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0]*[.E3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1]*[.E3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2]*[.E3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3]*[.E3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4]*[.E3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5]*[.E3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6]*[.E3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7]*[.E3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8]*[.E3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9]*[.E3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0]*[.E3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1]*[.E3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2]*[.E3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3]*[.E3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4]*[.E3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5]*[.E3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6]*[.E35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7]*[.E3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8]*[.E3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9]*[.E3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0]*[.E3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1]*[.E3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2]*[.E3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3]*[.E3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4]*[.E3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5]*[.E3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6]*[.E3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7]*[.E3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8]*[.E3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9]*[.E3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0]*[.E3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1]*[.E3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2]*[.E3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3]*[.E3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4]*[.E3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5]*[.E3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6]*[.E3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7]*[.E3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8]*[.E3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9]*[.E3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0]*[.E3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1]*[.E3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2]*[.E3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3]*[.E3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4]*[.E3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5]*[.E3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6]*[.E3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7]*[.E3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8]*[.E3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9]*[.E3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0]*[.E39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1]*[.E3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2]*[.E3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3]*[.E3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4]*[.E3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5]*[.E3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6]*[.E3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7]*[.E3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8]*[.E3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9]*[.E3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0]*[.E4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1]*[.E40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2]*[.E4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3]*[.E4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4]*[.E40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5]*[.E4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6]*[.E40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7]*[.E4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8]*[.E40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9]*[.E40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0]*[.E4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1]*[.E4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2]*[.E4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3]*[.E4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4]*[.E4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5]*[.E4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6]*[.E4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7]*[.E4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8]*[.E4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9]*[.E4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0]*[.E4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1]*[.E4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2]*[.E4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3]*[.E4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4]*[.E4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5]*[.E4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6]*[.E4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7]*[.E4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8]*[.E4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9]*[.E4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0]*[.E4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1]*[.E4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2]*[.E4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3]*[.E4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4]*[.E4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5]*[.E4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6]*[.E4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7]*[.E4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8]*[.E4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9]*[.E4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0]*[.E4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1]*[.E4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2]*[.E4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3]*[.E4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4]*[.E4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5]*[.E4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6]*[.E4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7]*[.E4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8]*[.E4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9]*[.E4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0]*[.E4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1]*[.E4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2]*[.E4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3]*[.E4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4]*[.E4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5]*[.E4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6]*[.E45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7]*[.E4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8]*[.E4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9]*[.E4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0]*[.E4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1]*[.E4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2]*[.E4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3]*[.E4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4]*[.E4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5]*[.E4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6]*[.E4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7]*[.E4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8]*[.E4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9]*[.E4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0]*[.E4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1]*[.E4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2]*[.E4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3]*[.E4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4]*[.E4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5]*[.E4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6]*[.E4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7]*[.E4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8]*[.E4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9]*[.E4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0]*[.E4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1]*[.E4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2]*[.E4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3]*[.E4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4]*[.E4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5]*[.E4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6]*[.E4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7]*[.E4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8]*[.E4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9]*[.E4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0]*[.E49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1]*[.E4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2]*[.E4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3]*[.E4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4]*[.E4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5]*[.E4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6]*[.E4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7]*[.E4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8]*[.E4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9]*[.E4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0]*[.E5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1]*[.E50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2]*[.E5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3]*[.E5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4]*[.E50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5]*[.E5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6]*[.E50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7]*[.E5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8]*[.E50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9]*[.E50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0]*[.E5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1]*[.E5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2]*[.E5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3]*[.E5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4]*[.E5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5]*[.E5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6]*[.E5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7]*[.E5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8]*[.E5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9]*[.E5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0]*[.E5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1]*[.E5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2]*[.E5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3]*[.E5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4]*[.E5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5]*[.E5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6]*[.E5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7]*[.E5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8]*[.E5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9]*[.E5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0]*[.E5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1]*[.E5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2]*[.E5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3]*[.E5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4]*[.E5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5]*[.E5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6]*[.E5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7]*[.E5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8]*[.E5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9]*[.E5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0]*[.E5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1]*[.E5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2]*[.E5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3]*[.E5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4]*[.E5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5]*[.E5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6]*[.E5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7]*[.E5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8]*[.E5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9]*[.E5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0]*[.E5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1]*[.E5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2]*[.E5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3]*[.E5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4]*[.E5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5]*[.E5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6]*[.E55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7]*[.E5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8]*[.E5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9]*[.E5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0]*[.E5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1]*[.E5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2]*[.E5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3]*[.E5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4]*[.E5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5]*[.E5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6]*[.E5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7]*[.E5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8]*[.E5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9]*[.E5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0]*[.E5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1]*[.E5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2]*[.E5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3]*[.E5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4]*[.E5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5]*[.E5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6]*[.E5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7]*[.E5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8]*[.E5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9]*[.E5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0]*[.E5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1]*[.E5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2]*[.E5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3]*[.E5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4]*[.E5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5]*[.E5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6]*[.E5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7]*[.E5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8]*[.E5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9]*[.E5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0]*[.E59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1]*[.E5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2]*[.E5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3]*[.E5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4]*[.E5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5]*[.E5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6]*[.E5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7]*[.E5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8]*[.E5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9]*[.E5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0]*[.E6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1]*[.E60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2]*[.E6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3]*[.E6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4]*[.E60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5]*[.E6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6]*[.E60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7]*[.E6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8]*[.E60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9]*[.E60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0]*[.E6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1]*[.E6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2]*[.E6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3]*[.E6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4]*[.E6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5]*[.E6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6]*[.E6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7]*[.E6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8]*[.E6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9]*[.E6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0]*[.E6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1]*[.E6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2]*[.E6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3]*[.E6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4]*[.E6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5]*[.E6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6]*[.E6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7]*[.E6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8]*[.E6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9]*[.E6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0]*[.E6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1]*[.E6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2]*[.E6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3]*[.E6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4]*[.E6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5]*[.E6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6]*[.E6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7]*[.E6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8]*[.E6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9]*[.E639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1047936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17">00/00/0000</text:date>, <text:time style:data-style-name="N2" text:time-value="18:55:02.5709704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8T19:30:33.065976030</meta:creation-date>
    <dc:date>2021-08-17T19:24:38.565781798</dc:date>
    <meta:editing-duration>PT6H57M42S</meta:editing-duration>
    <meta:editing-cycles>11</meta:editing-cycles>
    <meta:generator>LibreOffice/5.1.6.2$Linux_X86_64 LibreOffice_project/10m0$Build-2</meta:generator>
    <meta:document-statistic meta:table-count="1" meta:cell-count="802" meta:object-count="0"/>
  </office:meta>
</office:document-meta>
</file>